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2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Isidor Bush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25, 1892</text:p>
      <text:p text:style-name="P6">Month<text:tab/><text:tab/><text:tab/><text:tab/><text:tab/><text:tab/>January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St. Louis</text:p>
      <text:p text:style-name="P6">State<text:tab/><text:tab/><text:tab/><text:tab/><text:tab/><text:tab/>MO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is available in Box 19, FF 10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2">Rev S. Morais/</text:p>
      <text:p text:style-name="P4">President of the Faculty/</text:p>
      <text:p text:style-name="P3">My dear Sir:/</text:p>
      <text:p text:style-name="P3"><text:tab/>Your "warm greetings from/ afar" which I most highly appreciate en-/courage me to ask you the favor to advise/ a young man who goes to New York with the/ desire to attend your Theological Seminary./ <text:s/>He is <text:span text:style-name="T1">well</text:span><text:span text:style-name="T2"> recommended to me, as bright,/ cultured, intelligent and of good character./ <text:s/>His name is </text:span><text:span text:style-name="T1">Isidor Cramer</text:span><text:span text:style-name="T2">, and under/ your guidance will become, I hope, a good/ teacher in Israel./</text:span></text:p>
      <text:p text:style-name="P7"><text:tab/>with high regards/</text:p>
      <text:p text:style-name="P7"><text:tab/><text:tab/>your devoted friend/</text:p>
      <text:p text:style-name="P7"><text:tab/><text:tab/><text:tab/>Isidor Bush/</text:p>
      <text:p text:style-name="P3"><text:span text:style-name="T2">St Louis Jany 25</text:span><text:span text:style-name="T3">th</text:span><text:span text:style-name="T4"> [1]892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5:39:53.11</meta:creation-date>
    <dc:date>2012-03-22T15:28:19.19</dc:date>
    <dc:creator>Penn Libraries</dc:creator>
    <meta:editing-duration>PT00H03M4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64" meta:character-count="1827"/>
  </office:meta>
</office:document-meta>
</file>